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Arial111" svg:font-family="Arial111"/>
    <style:font-face style:name="Arial1111" svg:font-family="Arial1111"/>
    <style:font-face style:name="Arial1112" svg:font-family="Arial1112"/>
    <style:font-face style:name="Arial112" svg:font-family="Arial112"/>
    <style:font-face style:name="Arial12" svg:font-family="Arial12"/>
    <style:font-face style:name="Arial13" svg:font-family="Arial1" style:font-family-generic="swiss"/>
    <style:font-face style:name="Arial3" svg:font-family="Arial3"/>
    <style:font-face style:name="Arial31" svg:font-family="Arial31"/>
    <style:font-face style:name="Arial4" svg:font-family="Arial4"/>
    <style:font-face style:name="Arial41" svg:font-family="Arial4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mbria" svg:font-family="Cambria" style:font-family-generic="roman"/>
    <style:font-face style:name="Cambria1" svg:font-family="Cambria1" style:font-family-generic="roman"/>
    <style:font-face style:name="Cambria11" svg:font-family="Cambria1"/>
    <style:font-face style:name="Cambria2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11" svg:font-family="'Times New Roman11'" style:font-family-generic="roman"/>
    <style:font-face style:name="Times New Roman111" svg:font-family="'Times New Roman11'"/>
    <style:font-face style:name="Times New Roman2" svg:font-family="'Times New Roman'"/>
    <style:font-face style:name="宋体" svg:font-family="宋体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11.748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fo:background-color="#000000" fo:wrap-option="wrap" fo:border="0.06pt solid #000000"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100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  <style:text-properties style:font-name="Arial11" style:font-name-asian="Arial11" style:font-name-complex="Arial11"/>
    </style:style>
    <style:style style:name="ce22" style:family="table-cell" style:parent-style-name="Default" style:data-style-name="N0">
      <style:table-cell-properties fo:background-color="#b2b2b2" fo:wrap-option="wrap" fo:border="0.06pt solid #000000" style:vertical-align="automatic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6" style:family="table-cell" style:parent-style-name="Default" style:data-style-name="N0">
      <style:table-cell-properties fo:background-color="#00ff0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7" style:family="table-cell" style:parent-style-name="Default" style:data-style-name="N100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ackground-color="#000000" fo:wrap-option="wrap"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content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38" table:default-cell-style-name="ce8"/>
        <table:table-column table:style-name="co4" table:number-columns-repeated="16" table:default-cell-style-name="ce9"/>
        <table:table-column table:style-name="co4" table:number-columns-repeated="767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::ID::</text:p>
          </table:table-cell>
          <table:table-cell table:style-name="ce2" office:value-type="string" calcext:value-type="string">
            <text:p>::EN::</text:p>
          </table:table-cell>
          <table:table-cell table:style-name="ce3" table:number-columns-repeated="1022"/>
        </table:table-row>
        <table:table-row table:style-name="ro2">
          <table:table-cell table:style-name="ce4" table:number-columns-repeated="2"/>
          <table:table-cell table:style-name="ce5" table:number-columns-repeated="1022"/>
        </table:table-row>
        <table:table-row table:style-name="ro1">
          <table:table-cell table:style-name="ce6" office:value-type="string" calcext:value-type="string">
            <text:p>TIMER</text:p>
          </table:table-cell>
          <table:table-cell table:style-name="ce4" office:value-type="string" calcext:value-type="string">
            <text:p>Timer</text:p>
          </table:table-cell>
          <table:table-cell table:number-columns-repeated="238"/>
          <table:table-cell table:style-name="ce8" table:number-columns-repeated="784"/>
        </table:table-row>
        <table:table-row table:style-name="ro1">
          <table:table-cell table:style-name="ce6" office:value-type="string" calcext:value-type="string">
            <text:p>SCORE</text:p>
          </table:table-cell>
          <table:table-cell table:style-name="ce4" office:value-type="string" calcext:value-type="string">
            <text:p>Sco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LAY_NOW</text:p>
          </table:table-cell>
          <table:table-cell table:style-name="ce11" office:value-type="string" calcext:value-type="string">
            <text:p>PLAY A MINI-GAME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3">
          <table:table-cell table:style-name="ce10" office:value-type="string" calcext:value-type="string">
            <text:p>CONGRATULATIONS</text:p>
          </table:table-cell>
          <table:table-cell table:style-name="ce14" office:value-type="string" calcext:value-type="string">
            <text:p>CONGRATULATIONS!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1">
          <table:table-cell table:style-name="ce10" office:value-type="string" calcext:value-type="string">
            <text:p>YOUR_SCORE</text:p>
          </table:table-cell>
          <table:table-cell table:style-name="ce12" office:value-type="string" calcext:value-type="string">
            <text:p>YOUR SCORE IS: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1">
          <table:table-cell table:style-name="ce10" office:value-type="string" calcext:value-type="string">
            <text:p>REWARD</text:p>
          </table:table-cell>
          <table:table-cell table:style-name="ce4" office:value-type="string" calcext:value-type="string">
            <text:p>YOU JUST WON %d %token% Alibaba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1">
          <table:table-cell table:style-name="ce10" office:value-type="string" calcext:value-type="string">
            <text:p>REWARD_GETTING</text:p>
          </table:table-cell>
          <table:table-cell table:style-name="ce4" office:value-type="string" calcext:value-type="string">
            <text:p>GETTING THE REWARD...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4">
          <table:table-cell table:style-name="ce10" office:value-type="string" calcext:value-type="string">
            <text:p>REWARD_CANTGET</text:p>
          </table:table-cell>
          <table:table-cell table:style-name="ce15" office:value-type="string" calcext:value-type="string">
            <text:p>YOUR REWARD COULD NOT BE DELIVERED DUE TO A LOST CONNECTION. REPLAY WITH A BETTER CONNECTION TO GET IT!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1">
          <table:table-cell table:style-name="ce6" office:value-type="string" calcext:value-type="string">
            <text:p>CHECK_NOW</text:p>
          </table:table-cell>
          <table:table-cell table:style-name="ce16" office:value-type="string" calcext:value-type="string">
            <text:p>GET READ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UTORIAL_1</text:p>
          </table:table-cell>
          <table:table-cell table:style-name="ce17" office:value-type="string" calcext:value-type="string">
            <text:p>SWIPE LEFT OR RIGHT TO CHANGE LAN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UTORIAL_2</text:p>
          </table:table-cell>
          <table:table-cell table:style-name="ce18" office:value-type="string" calcext:value-type="string">
            <text:p>SWIPE UP TO JUMP AND AVOID THE OBSTACLES!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TUTORIAL_3</text:p>
          </table:table-cell>
          <table:table-cell table:style-name="ce17" office:value-type="string" calcext:value-type="string">
            <text:p>COLLECT ITEMS TO SCORE POINTS AND FILL UP THE POWER BAR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AP_CONTINUE</text:p>
          </table:table-cell>
          <table:table-cell table:style-name="ce4" office:value-type="string" calcext:value-type="string">
            <text:p>Tap to continu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OADING</text:p>
          </table:table-cell>
          <table:table-cell table:style-name="ce19" office:value-type="string" calcext:value-type="string">
            <text:p>LOADING..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TERSTITIAL_1</text:p>
          </table:table-cell>
          <table:table-cell table:style-name="ce20" office:value-type="string" calcext:value-type="string">
            <text:p>PLAY A MINI-GAM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TERSTITIAL_2</text:p>
          </table:table-cell>
          <table:table-cell table:style-name="ce4" office:value-type="string" calcext:value-type="string">
            <text:p>MINI-GAM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NTERSTITIAL_3</text:p>
          </table:table-cell>
          <table:table-cell table:style-name="ce4" office:value-type="string" calcext:value-type="string">
            <text:p>AND WI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OST_CONNECT</text:p>
          </table:table-cell>
          <table:table-cell table:style-name="ce15" office:value-type="string" calcext:value-type="string">
            <text:p>PLEASE CHECK YOUR CONNECTION AND TRY AGAIN.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EXIT_POPUP</text:p>
          </table:table-cell>
          <table:table-cell table:style-name="ce15" office:value-type="string" calcext:value-type="string">
            <text:p>ARE YOU SURE YOU WANT TO QUIT? YOU WILL NOT GET YOUR REWARD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XIT_POPUP_1</text:p>
          </table:table-cell>
          <table:table-cell table:style-name="ce21" office:value-type="string" calcext:value-type="string">
            <text:p>QUI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XIT_POPUP_2</text:p>
          </table:table-cell>
          <table:table-cell table:style-name="ce21" office:value-type="string" calcext:value-type="string">
            <text:p>RESUM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TRY</text:p>
          </table:table-cell>
          <table:table-cell table:style-name="ce15" office:value-type="string" calcext:value-type="string">
            <text:p>RETRY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AD_TEXT</text:p>
          </table:table-cell>
          <table:table-cell table:style-name="ce17" office:value-type="string" calcext:value-type="string">
            <text:p>Advertisement</text:p>
          </table:table-cell>
          <table:table-cell table:style-name="ce13" table:number-columns-repeated="238"/>
          <table:table-cell table:number-columns-repeated="15"/>
          <table:table-cell table:style-name="ce13" table:number-columns-repeated="769"/>
        </table:table-row>
        <table:table-row table:style-name="ro1">
          <table:table-cell table:style-name="ce23" office:value-type="string" calcext:value-type="string">
            <text:p>ACTION_1</text:p>
          </table:table-cell>
          <table:table-cell table:style-name="ce15" office:value-type="string" calcext:value-type="string">
            <text:p>FRENZY!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CTION_2</text:p>
          </table:table-cell>
          <table:table-cell table:style-name="ce15" office:value-type="string" calcext:value-type="string">
            <text:p>TIME'S UP!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CTION_3</text:p>
          </table:table-cell>
          <table:table-cell table:style-name="ce21" office:value-type="string" calcext:value-type="string">
            <text:p>COMBO X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END_1</text:p>
          </table:table-cell>
          <table:table-cell table:style-name="ce21" office:value-type="string" calcext:value-type="string">
            <text:p>REPLAY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HAR_SELECT_1</text:p>
          </table:table-cell>
          <table:table-cell table:style-name="ce21" office:value-type="string" calcext:value-type="string">
            <text:p>SELECT YOUR CHARACTER!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HAR_SELECT_2</text:p>
          </table:table-cell>
          <table:table-cell table:style-name="ce21" office:value-type="string" calcext:value-type="string">
            <text:p>BOY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HAR_SELECT_3</text:p>
          </table:table-cell>
          <table:table-cell table:style-name="ce21" office:value-type="string" calcext:value-type="string">
            <text:p>GIRL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POINT_TEXT</text:p>
          </table:table-cell>
          <table:table-cell table:style-name="ce15" office:value-type="string" calcext:value-type="string">
            <text:p>PTS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REINVENT_TEXT</text:p>
          </table:table-cell>
          <table:table-cell table:style-name="ce7" office:value-type="string" calcext:value-type="string">
            <text:p>REINVENT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ONIMATION_TEXT</text:p>
          </table:table-cell>
          <table:table-cell table:style-name="ce7" office:value-type="string" calcext:value-type="string">
            <text:p>DOMINATION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PLAY_NOW_2</text:p>
          </table:table-cell>
          <table:table-cell office:value-type="string" calcext:value-type="string">
            <text:p>AND GET %d %token%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1"/>
    <style:font-face style:name="Arial11" svg:font-family="Arial11"/>
    <style:font-face style:name="Arial111" svg:font-family="Arial111"/>
    <style:font-face style:name="Arial1111" svg:font-family="Arial1111"/>
    <style:font-face style:name="Arial1112" svg:font-family="Arial1112"/>
    <style:font-face style:name="Arial112" svg:font-family="Arial112"/>
    <style:font-face style:name="Arial12" svg:font-family="Arial12"/>
    <style:font-face style:name="Arial13" svg:font-family="Arial1" style:font-family-generic="swiss"/>
    <style:font-face style:name="Arial3" svg:font-family="Arial3"/>
    <style:font-face style:name="Arial31" svg:font-family="Arial31"/>
    <style:font-face style:name="Arial4" svg:font-family="Arial4"/>
    <style:font-face style:name="Arial41" svg:font-family="Arial4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mbria" svg:font-family="Cambria" style:font-family-generic="roman"/>
    <style:font-face style:name="Cambria1" svg:font-family="Cambria1" style:font-family-generic="roman"/>
    <style:font-face style:name="Cambria11" svg:font-family="Cambria1"/>
    <style:font-face style:name="Cambria2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11" svg:font-family="'Times New Roman11'" style:font-family-generic="roman"/>
    <style:font-face style:name="Times New Roman111" svg:font-family="'Times New Roman11'"/>
    <style:font-face style:name="Times New Roman2" svg:font-family="'Times New Roman'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/>
      <number:text> </number:text>
    </number:number-style>
    <number:number-style style:name="N107P1" style:volatile="true">
      <number:text>-</number:text>
      <number:number number:decimal-places="0" number:min-decimal-places="0" number:min-integer-digits="1"/>
      <number:text> </number:text>
    </number:number-style>
    <number:number-style style:name="N107P2" style:volatile="true">
      <number:text>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4">
      <number:number number:decimal-places="0" number:min-decimal-places="0" number:min-integer-digits="1"/>
      <number:text> </number:text>
    </number:number-style>
    <number:number-style style:name="N105">
      <number:text>-</number:text>
      <number:number number:decimal-places="0" number:min-decimal-places="0" number:min-integer-digits="1"/>
      <number:text> </number:text>
    </number:number-style>
    <number:number-style style:name="N106">
      <number:text> - </number:text>
    </number:number-style>
    <number:number-style style:name="N108">
      <number:number number:decimal-places="2" number:min-decimal-places="2" number:min-integer-digits="1" number:grouping="true"/>
      <number:text> </number:text>
    </number:number-style>
    <number:number-style style:name="N109">
      <number:text> (</number:text>
      <number:number number:decimal-places="2" number:min-decimal-places="2" number:min-integer-digits="1" number:grouping="true"/>
      <number:text>)</number:text>
    </number:number-style>
    <number:number-style style:name="N110">
      <number:text>-</number:text>
      <number:number number:decimal-places="0" number:min-decimal-places="0" number:min-integer-digits="0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a0__25__20_-_20_Accent1_20_1" style:display-name="20 % - Accent1 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a0__25__20_-_20_Accent1_20_1_20_2" style:display-name="20 % - Accent1 1 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_32_0_25__20_-_20_akcent_20_1" style:display-name="20% - akcent 1" style:family="table-cell" style:parent-style-name="Default" style:data-style-name="N0">
      <style:table-cell-properties fo:background-color="#cc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1_20_1" style:display-name="20% - akcent 1 1" style:family="table-cell" style:parent-style-name="Default" style:data-style-name="N0">
      <style:table-cell-properties fo:background-color="#cc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1_20_1_20_2" style:display-name="20% - akcent 1 1 2" style:family="table-cell" style:parent-style-name="Default" style:data-style-name="N0">
      <style:table-cell-properties fo:background-color="#ccccff" style:cell-protect="none" style:print-content="true" style:vertical-align="middle"/>
    </style:style>
    <style:style style:name="_32_0_25__20_-_20_akcent_20_1_20_2" style:display-name="20% - akcent 1 2" style:family="table-cell" style:parent-style-name="Default" style:data-style-name="N0">
      <style:table-cell-properties fo:background-color="#ccccff" style:cell-protect="none" style:print-content="true" style:vertical-align="middle"/>
    </style:style>
    <style:style style:name="_32_0_25__20_-_20_akcent_20_2" style:display-name="20% - akcent 2" style:family="table-cell" style:parent-style-name="Default" style:data-style-name="N0">
      <style:table-cell-properties fo:background-color="#ff99cc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2_20_1" style:display-name="20% - akcent 2 1" style:family="table-cell" style:parent-style-name="Default" style:data-style-name="N0">
      <style:table-cell-properties fo:background-color="#ff99cc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2_20_1_20_2" style:display-name="20% - akcent 2 1 2" style:family="table-cell" style:parent-style-name="Default" style:data-style-name="N0">
      <style:table-cell-properties fo:background-color="#ff99cc" style:cell-protect="none" style:print-content="true" style:vertical-align="middle"/>
    </style:style>
    <style:style style:name="_32_0_25__20_-_20_akcent_20_2_20_2" style:display-name="20% - akcent 2 2" style:family="table-cell" style:parent-style-name="Default" style:data-style-name="N0">
      <style:table-cell-properties fo:background-color="#ff99cc" style:cell-protect="none" style:print-content="true" style:vertical-align="middle"/>
    </style:style>
    <style:style style:name="_32_0_25__20_-_20_akcent_20_3" style:display-name="20% - akcent 3" style:family="table-cell" style:parent-style-name="Default" style:data-style-name="N0">
      <style:table-cell-properties fo:background-color="#ccffcc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3_20_1" style:display-name="20% - akcent 3 1" style:family="table-cell" style:parent-style-name="Default" style:data-style-name="N0">
      <style:table-cell-properties fo:background-color="#ccffcc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3_20_1_20_2" style:display-name="20% - akcent 3 1 2" style:family="table-cell" style:parent-style-name="Default" style:data-style-name="N0">
      <style:table-cell-properties fo:background-color="#ccffcc" style:cell-protect="none" style:print-content="true" style:vertical-align="middle"/>
    </style:style>
    <style:style style:name="_32_0_25__20_-_20_akcent_20_3_20_2" style:display-name="20% - akcent 3 2" style:family="table-cell" style:parent-style-name="Default" style:data-style-name="N0">
      <style:table-cell-properties fo:background-color="#ccffcc" style:cell-protect="none" style:print-content="true" style:vertical-align="middle"/>
    </style:style>
    <style:style style:name="_32_0_25__20_-_20_akcent_20_4" style:display-name="20% - akcent 4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4_20_1" style:display-name="20% - akcent 4 1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4_20_1_20_2" style:display-name="20% - akcent 4 1 2" style:family="table-cell" style:parent-style-name="Default" style:data-style-name="N0">
      <style:table-cell-properties fo:background-color="#cc99ff" style:cell-protect="none" style:print-content="true" style:vertical-align="middle"/>
    </style:style>
    <style:style style:name="_32_0_25__20_-_20_akcent_20_4_20_2" style:display-name="20% - akcent 4 2" style:family="table-cell" style:parent-style-name="Default" style:data-style-name="N0">
      <style:table-cell-properties fo:background-color="#cc99ff" style:cell-protect="none" style:print-content="true" style:vertical-align="middle"/>
    </style:style>
    <style:style style:name="_32_0_25__20_-_20_akcent_20_5" style:display-name="20% - akcent 5" style:family="table-cell" style:parent-style-name="Default" style:data-style-name="N0">
      <style:table-cell-properties fo:background-color="#ccff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5_20_1" style:display-name="20% - akcent 5 1" style:family="table-cell" style:parent-style-name="Default" style:data-style-name="N0">
      <style:table-cell-properties fo:background-color="#ccff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5_20_1_20_2" style:display-name="20% - akcent 5 1 2" style:family="table-cell" style:parent-style-name="Default" style:data-style-name="N0">
      <style:table-cell-properties fo:background-color="#ccffff" style:cell-protect="none" style:print-content="true" style:vertical-align="middle"/>
    </style:style>
    <style:style style:name="_32_0_25__20_-_20_akcent_20_5_20_2" style:display-name="20% - akcent 5 2" style:family="table-cell" style:parent-style-name="Default" style:data-style-name="N0">
      <style:table-cell-properties fo:background-color="#ccffff" style:cell-protect="none" style:print-content="true" style:vertical-align="middle"/>
    </style:style>
    <style:style style:name="_32_0_25__20_-_20_akcent_20_6" style:display-name="20% - akcent 6" style:family="table-cell" style:parent-style-name="Default" style:data-style-name="N0">
      <style:table-cell-properties fo:background-color="#ffcc99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6_20_1" style:display-name="20% - akcent 6 1" style:family="table-cell" style:parent-style-name="Default" style:data-style-name="N0">
      <style:table-cell-properties fo:background-color="#ffcc99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kcent_20_6_20_1_20_2" style:display-name="20% - akcent 6 1 2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2_0_25__20_-_20_akcent_20_6_20_1_20_2_20_2" style:display-name="20% - akcent 6 1 2 2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2_0_25__20_-_20_akcent_20_6_20_1_20_3" style:display-name="20% - akcent 6 1 3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2_0_25__20_-_20_akcent_20_6_20_2" style:display-name="20% - akcent 6 2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2_0_25__20_-_20_akcent_20_6_20_2_20_2" style:display-name="20% - akcent 6 2 2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2_0_25__20_-_20_akcent_20_6_20_3" style:display-name="20% - akcent 6 3" style:family="table-cell" style:parent-style-name="Default" style:data-style-name="N0">
      <style:table-cell-properties fo:background-color="#ffcc99" style:cell-protect="none" style:print-content="true" style:vertical-align="middle"/>
    </style:style>
    <style:style style:name="_34_0_25__20_-_20_akcent_20_1" style:display-name="40% - akcent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1_20_1" style:display-name="40% - akcent 1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1_20_1_20_2" style:display-name="40% - akcent 1 1 2" style:family="table-cell" style:parent-style-name="Default" style:data-style-name="N0">
      <style:table-cell-properties fo:background-color="#99ccff" style:cell-protect="none" style:print-content="true" style:vertical-align="middle"/>
    </style:style>
    <style:style style:name="_34_0_25__20_-_20_akcent_20_1_20_2" style:display-name="40% - akcent 1 2" style:family="table-cell" style:parent-style-name="Default" style:data-style-name="N0">
      <style:table-cell-properties fo:background-color="#99ccff" style:cell-protect="none" style:print-content="true" style:vertical-align="middle"/>
    </style:style>
    <style:style style:name="_34_0_25__20_-_20_akcent_20_2" style:display-name="40% - akcent 2" style:family="table-cell" style:parent-style-name="Default" style:data-style-name="N0">
      <style:table-cell-properties fo:background-color="#ff808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2_20_1" style:display-name="40% - akcent 2 1" style:family="table-cell" style:parent-style-name="Default" style:data-style-name="N0">
      <style:table-cell-properties fo:background-color="#ff808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2_20_1_20_2" style:display-name="40% - akcent 2 1 2" style:family="table-cell" style:parent-style-name="Default" style:data-style-name="N0">
      <style:table-cell-properties fo:background-color="#ff8080" style:cell-protect="none" style:print-content="true" style:vertical-align="middle"/>
    </style:style>
    <style:style style:name="_34_0_25__20_-_20_akcent_20_2_20_2" style:display-name="40% - akcent 2 2" style:family="table-cell" style:parent-style-name="Default" style:data-style-name="N0">
      <style:table-cell-properties fo:background-color="#ff8080" style:cell-protect="none" style:print-content="true" style:vertical-align="middle"/>
    </style:style>
    <style:style style:name="_34_0_25__20_-_20_akcent_20_3" style:display-name="40% - akcent 3" style:family="table-cell" style:parent-style-name="Default" style:data-style-name="N0">
      <style:table-cell-properties fo:background-color="#00ff0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3_20_1" style:display-name="40% - akcent 3 1" style:family="table-cell" style:parent-style-name="Default" style:data-style-name="N0">
      <style:table-cell-properties fo:background-color="#00ff0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3_20_1_20_2" style:display-name="40% - akcent 3 1 2" style:family="table-cell" style:parent-style-name="Default" style:data-style-name="N0">
      <style:table-cell-properties fo:background-color="#00ff00" style:cell-protect="none" style:print-content="true" style:vertical-align="middle"/>
    </style:style>
    <style:style style:name="_34_0_25__20_-_20_akcent_20_3_20_2" style:display-name="40% - akcent 3 2" style:family="table-cell" style:parent-style-name="Default" style:data-style-name="N0">
      <style:table-cell-properties fo:background-color="#00ff00" style:cell-protect="none" style:print-content="true" style:vertical-align="middle"/>
    </style:style>
    <style:style style:name="_34_0_25__20_-_20_akcent_20_4" style:display-name="40% - akcent 4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4_20_1" style:display-name="40% - akcent 4 1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4_20_1_20_2" style:display-name="40% - akcent 4 1 2" style:family="table-cell" style:parent-style-name="Default" style:data-style-name="N0">
      <style:table-cell-properties fo:background-color="#cc99ff" style:cell-protect="none" style:print-content="true" style:vertical-align="middle"/>
    </style:style>
    <style:style style:name="_34_0_25__20_-_20_akcent_20_4_20_2" style:display-name="40% - akcent 4 2" style:family="table-cell" style:parent-style-name="Default" style:data-style-name="N0">
      <style:table-cell-properties fo:background-color="#cc99ff" style:cell-protect="none" style:print-content="true" style:vertical-align="middle"/>
    </style:style>
    <style:style style:name="_34_0_25__20_-_20_akcent_20_5" style:display-name="40% - akcent 5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5_20_1" style:display-name="40% - akcent 5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5_20_1_20_2" style:display-name="40% - akcent 5 1 2" style:family="table-cell" style:parent-style-name="Default" style:data-style-name="N0">
      <style:table-cell-properties fo:background-color="#99ccff" style:cell-protect="none" style:print-content="true" style:vertical-align="middle"/>
    </style:style>
    <style:style style:name="_34_0_25__20_-_20_akcent_20_5_20_2" style:display-name="40% - akcent 5 2" style:family="table-cell" style:parent-style-name="Default" style:data-style-name="N0">
      <style:table-cell-properties fo:background-color="#99ccff" style:cell-protect="none" style:print-content="true" style:vertical-align="middle"/>
    </style:style>
    <style:style style:name="_34_0_25__20_-_20_akcent_20_6" style:display-name="40% - akcent 6" style:family="table-cell" style:parent-style-name="Default" style:data-style-name="N0">
      <style:table-cell-properties fo:background-color="#ffcc0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6_20_1" style:display-name="40% - akcent 6 1" style:family="table-cell" style:parent-style-name="Default" style:data-style-name="N0">
      <style:table-cell-properties fo:background-color="#ffcc00" style:cell-protect="none" style:print-content="true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kcent_20_6_20_1_20_2" style:display-name="40% - akcent 6 1 2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4_0_25__20_-_20_akcent_20_6_20_1_20_2_20_2" style:display-name="40% - akcent 6 1 2 2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4_0_25__20_-_20_akcent_20_6_20_1_20_3" style:display-name="40% - akcent 6 1 3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4_0_25__20_-_20_akcent_20_6_20_2" style:display-name="40% - akcent 6 2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4_0_25__20_-_20_akcent_20_6_20_2_20_2" style:display-name="40% - akcent 6 2 2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4_0_25__20_-_20_akcent_20_6_20_3" style:display-name="40% - akcent 6 3" style:family="table-cell" style:parent-style-name="Default" style:data-style-name="N0">
      <style:table-cell-properties fo:background-color="#ffcc00" style:cell-protect="none" style:print-content="true" style:vertical-align="middle"/>
    </style:style>
    <style:style style:name="_36_0_25__20_-_20_akcent_20_1" style:display-name="60% - akcent 1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1_20_1" style:display-name="60% - akcent 1 1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1_20_1_20_2" style:display-name="60% - akcent 1 1 2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/>
    </style:style>
    <style:style style:name="_36_0_25__20_-_20_akcent_20_1_20_2" style:display-name="60% - akcent 1 2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/>
    </style:style>
    <style:style style:name="_36_0_25__20_-_20_akcent_20_2" style:display-name="60% - akcent 2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2_20_1" style:display-name="60% - akcent 2 1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2_20_1_20_2" style:display-name="60% - akcent 2 1 2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/>
    </style:style>
    <style:style style:name="_36_0_25__20_-_20_akcent_20_2_20_2" style:display-name="60% - akcent 2 2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/>
    </style:style>
    <style:style style:name="_36_0_25__20_-_20_akcent_20_3" style:display-name="60% - akcent 3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3_20_1" style:display-name="60% - akcent 3 1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3_20_1_20_2" style:display-name="60% - akcent 3 1 2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/>
    </style:style>
    <style:style style:name="_36_0_25__20_-_20_akcent_20_3_20_2" style:display-name="60% - akcent 3 2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/>
    </style:style>
    <style:style style:name="_36_0_25__20_-_20_akcent_20_4" style:display-name="60% - akcent 4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4_20_1" style:display-name="60% - akcent 4 1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4_20_1_20_2" style:display-name="60% - akcent 4 1 2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/>
    </style:style>
    <style:style style:name="_36_0_25__20_-_20_akcent_20_4_20_2" style:display-name="60% - akcent 4 2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/>
    </style:style>
    <style:style style:name="_36_0_25__20_-_20_akcent_20_5" style:display-name="60% - akcent 5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5_20_1" style:display-name="60% - akcent 5 1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5_20_1_20_2" style:display-name="60% - akcent 5 1 2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/>
    </style:style>
    <style:style style:name="_36_0_25__20_-_20_akcent_20_5_20_2" style:display-name="60% - akcent 5 2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/>
    </style:style>
    <style:style style:name="_36_0_25__20_-_20_akcent_20_6" style:display-name="60% - akcent 6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6_20_1" style:display-name="60% - akcent 6 1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kcent_20_6_20_1_20_2" style:display-name="60% - akcent 6 1 2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/>
    </style:style>
    <style:style style:name="_36_0_25__20_-_20_akcent_20_6_20_2" style:display-name="60% - akcent 6 2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/>
    </style:style>
    <style:style style:name="Accent_20_1_20_1" style:display-name="Accent 1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_20_2" style:display-name="Accent 1 2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1" style:display-name="Accent 2 1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" style:display-name="Accent 3 1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kcent_20_1" style:display-name="Akcent 1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1_20_1" style:display-name="Akcent 1 1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1_20_1_20_2" style:display-name="Akcent 1 1 2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/>
    </style:style>
    <style:style style:name="Akcent_20_1_20_2" style:display-name="Akcent 1 2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/>
    </style:style>
    <style:style style:name="Akcent_20_2" style:display-name="Akcent 2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2_20_1" style:display-name="Akcent 2 1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2_20_1_20_2" style:display-name="Akcent 2 1 2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/>
    </style:style>
    <style:style style:name="Akcent_20_2_20_2" style:display-name="Akcent 2 2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/>
    </style:style>
    <style:style style:name="Akcent_20_3" style:display-name="Akcent 3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3_20_1" style:display-name="Akcent 3 1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3_20_1_20_2" style:display-name="Akcent 3 1 2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/>
    </style:style>
    <style:style style:name="Akcent_20_3_20_2" style:display-name="Akcent 3 2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/>
    </style:style>
    <style:style style:name="Akcent_20_4" style:display-name="Akcent 4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4_20_1" style:display-name="Akcent 4 1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4_20_1_20_2" style:display-name="Akcent 4 1 2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/>
    </style:style>
    <style:style style:name="Akcent_20_4_20_2" style:display-name="Akcent 4 2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/>
    </style:style>
    <style:style style:name="Akcent_20_5" style:display-name="Akcent 5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5_20_1" style:display-name="Akcent 5 1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5_20_1_20_2" style:display-name="Akcent 5 1 2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/>
    </style:style>
    <style:style style:name="Akcent_20_5_20_2" style:display-name="Akcent 5 2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/>
    </style:style>
    <style:style style:name="Akcent_20_6" style:display-name="Akcent 6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6_20_1" style:display-name="Akcent 6 1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kcent_20_6_20_1_20_2" style:display-name="Akcent 6 1 2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/>
    </style:style>
    <style:style style:name="Akcent_20_6_20_2" style:display-name="Akcent 6 2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/>
    </style:style>
    <style:style style:name="Cash" style:family="table-cell" style:parent-style-name="Default" style:data-style-name="N0">
      <style:table-cell-properties fo:background-color="#00ff00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339966" style:font-name="Calibri" fo:font-family="Calibri" style:font-name-asian="Calibri" style:font-family-asian="Calibri" style:font-name-complex="Calibri" style:font-family-complex="Calibri"/>
    </style:style>
    <style:style style:name="Cash_20_2" style:display-name="Cash 2" style:family="table-cell" style:parent-style-name="Default" style:data-style-name="N0">
      <style:table-cell-properties fo:background-color="#00ff00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339966"/>
    </style:style>
    <style:style style:name="Coins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880600" style:font-name="Calibri" fo:font-family="Calibri" style:font-name-asian="Calibri" style:font-family-asian="Calibri" style:font-name-complex="Calibri" style:font-family-complex="Calibri"/>
    </style:style>
    <style:style style:name="Coins_20_2" style:display-name="Coins 2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800000"/>
    </style:style>
    <style:style style:name="Comma_20__5b_0_5d__20_2" style:display-name="Comma [0] 2" style:family="table-cell" style:parent-style-name="Default" style:data-style-name="N107">
      <style:table-cell-properties style:cell-protect="none" style:print-content="true" fo:background-color="transparent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Comma_20__5b_0_5d__20_2_20_2" style:display-name="Comma [0] 2 2" style:family="table-cell" style:parent-style-name="Default" style:data-style-name="N107">
      <style:table-cell-properties style:cell-protect="none" style:print-content="true" fo:background-color="transparent" style:vertical-align="middle"/>
    </style:style>
    <style:style style:name="Comma_20_2" style:display-name="Comma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Comma_20_2_20_2" style:display-name="Comma 2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Comma_20_2_20_2_20_2" style:display-name="Comma 2 2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Comma_20_2_20_3" style:display-name="Comma 2 3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Comma_20_3" style:display-name="Comma 3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Comma_20_3_20_2" style:display-name="Comma 3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Comma_20_3_20_2_20_2" style:display-name="Comma 3 2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Comma_20_3_20_3" style:display-name="Comma 3 3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Comma_20_4" style:display-name="Comma 4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Comma_20_4_20_2" style:display-name="Comma 4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Comma_20_4_20_2_20_2" style:display-name="Comma 4 2 2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Comma_20_4_20_3" style:display-name="Comma 4 3" style:family="table-cell" style:parent-style-name="Default" style:data-style-name="N111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ane_20_wejściowe" style:display-name="Dane wejściowe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Dane_20_wejściowe_20_1" style:display-name="Dane wejściowe 1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Dane_20_wejściowe_20_1_20_2" style:display-name="Dane wejściowe 1 2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ejściowe_20_1_20_2_20_2" style:display-name="Dane wejściowe 1 2 2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ejściowe_20_1_20_3" style:display-name="Dane wejściowe 1 3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ejściowe_20_2" style:display-name="Dane wejściowe 2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ejściowe_20_2_20_2" style:display-name="Dane wejściowe 2 2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ejściowe_20_3" style:display-name="Dane wejściowe 3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/>
    </style:style>
    <style:style style:name="Dane_20_wyjściowe" style:display-name="Dane wyjściowe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Dane_20_wyjściowe_20_1" style:display-name="Dane wyjściowe 1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Dane_20_wyjściowe_20_1_20_2" style:display-name="Dane wyjściowe 1 2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fo:font-weight="bold" style:font-weight-asian="bold" style:font-weight-complex="bold"/>
    </style:style>
    <style:style style:name="Dane_20_wyjściowe_20_2" style:display-name="Dane wyjściowe 2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fo:font-weight="bold" style:font-weight-asian="bold" style:font-weight-complex="bold"/>
    </style:style>
    <style:style style:name="Default_20_1" style:display-name="Default 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_20_1" style:display-name="Default 1 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_20_2" style:display-name="Default 1 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_20_2_20_2" style:display-name="Default 1 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_20_3" style:display-name="Default 1 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0" style:display-name="Default 1 1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0_20_2" style:display-name="Default 1 1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0_20_2_20_2" style:display-name="Default 1 1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0_20_3" style:display-name="Default 1 1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1" style:display-name="Default 1 1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1_20_2" style:display-name="Default 1 1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1_20_2_20_2" style:display-name="Default 1 1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1_20_3" style:display-name="Default 1 1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2" style:display-name="Default 1 1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2_20_2" style:display-name="Default 1 1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2_20_2_20_2" style:display-name="Default 1 1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2_20_3" style:display-name="Default 1 1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3" style:display-name="Default 1 1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3_20_2" style:display-name="Default 1 1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3_20_2_20_2" style:display-name="Default 1 1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3_20_3" style:display-name="Default 1 1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4" style:display-name="Default 1 1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4_20_2" style:display-name="Default 1 1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4_20_2_20_2" style:display-name="Default 1 1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4_20_3" style:display-name="Default 1 1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5" style:display-name="Default 1 1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5_20_2" style:display-name="Default 1 1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5_20_2_20_2" style:display-name="Default 1 1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5_20_3" style:display-name="Default 1 1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6" style:display-name="Default 1 1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6_20_2" style:display-name="Default 1 1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6_20_2_20_2" style:display-name="Default 1 1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6_20_3" style:display-name="Default 1 1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7" style:display-name="Default 1 1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7_20_2" style:display-name="Default 1 1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7_20_2_20_2" style:display-name="Default 1 1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7_20_3" style:display-name="Default 1 1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8" style:display-name="Default 1 1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8_20_2" style:display-name="Default 1 1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8_20_2_20_2" style:display-name="Default 1 1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8_20_3" style:display-name="Default 1 1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9" style:display-name="Default 1 1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9_20_2" style:display-name="Default 1 1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19_20_2_20_2" style:display-name="Default 1 1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19_20_3" style:display-name="Default 1 1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" style:display-name="Default 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_20_2" style:display-name="Default 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_20_2_20_2" style:display-name="Default 1 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_20_3" style:display-name="Default 1 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0" style:display-name="Default 1 2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0_20_2" style:display-name="Default 1 2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0_20_2_20_2" style:display-name="Default 1 2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0_20_3" style:display-name="Default 1 2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1" style:display-name="Default 1 2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1_20_2" style:display-name="Default 1 2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1_20_2_20_2" style:display-name="Default 1 2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1_20_3" style:display-name="Default 1 2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2" style:display-name="Default 1 2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2_20_2" style:display-name="Default 1 2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2_20_2_20_2" style:display-name="Default 1 2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2_20_3" style:display-name="Default 1 2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3" style:display-name="Default 1 2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3_20_2" style:display-name="Default 1 2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3_20_2_20_2" style:display-name="Default 1 2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3_20_3" style:display-name="Default 1 2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4" style:display-name="Default 1 2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4_20_2" style:display-name="Default 1 2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4_20_2_20_2" style:display-name="Default 1 2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4_20_3" style:display-name="Default 1 2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5" style:display-name="Default 1 2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5_20_2" style:display-name="Default 1 2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5_20_2_20_2" style:display-name="Default 1 2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5_20_3" style:display-name="Default 1 2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6" style:display-name="Default 1 2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6_20_2" style:display-name="Default 1 2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6_20_2_20_2" style:display-name="Default 1 2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6_20_3" style:display-name="Default 1 2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7" style:display-name="Default 1 2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7_20_2" style:display-name="Default 1 2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7_20_2_20_2" style:display-name="Default 1 2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7_20_3" style:display-name="Default 1 2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8" style:display-name="Default 1 2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8_20_2" style:display-name="Default 1 2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8_20_2_20_2" style:display-name="Default 1 2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8_20_3" style:display-name="Default 1 2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9" style:display-name="Default 1 2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9_20_2" style:display-name="Default 1 2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29_20_2_20_2" style:display-name="Default 1 2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29_20_3" style:display-name="Default 1 2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" style:display-name="Default 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_20_2" style:display-name="Default 1 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_20_2_20_2" style:display-name="Default 1 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_20_3" style:display-name="Default 1 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0" style:display-name="Default 1 3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0_20_2" style:display-name="Default 1 3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0_20_2_20_2" style:display-name="Default 1 3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0_20_3" style:display-name="Default 1 3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1" style:display-name="Default 1 3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1_20_2" style:display-name="Default 1 3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1_20_2_20_2" style:display-name="Default 1 3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1_20_3" style:display-name="Default 1 3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2" style:display-name="Default 1 3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2_20_2" style:display-name="Default 1 3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2_20_2_20_2" style:display-name="Default 1 3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2_20_3" style:display-name="Default 1 3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3" style:display-name="Default 1 3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3_20_2" style:display-name="Default 1 3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3_20_2_20_2" style:display-name="Default 1 3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3_20_3" style:display-name="Default 1 3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4" style:display-name="Default 1 3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4_20_2" style:display-name="Default 1 3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4_20_2_20_2" style:display-name="Default 1 3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4_20_3" style:display-name="Default 1 3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5" style:display-name="Default 1 3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5_20_2" style:display-name="Default 1 3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5_20_2_20_2" style:display-name="Default 1 3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5_20_3" style:display-name="Default 1 3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6" style:display-name="Default 1 3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6_20_2" style:display-name="Default 1 3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6_20_2_20_2" style:display-name="Default 1 3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6_20_3" style:display-name="Default 1 3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7" style:display-name="Default 1 3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7_20_2" style:display-name="Default 1 3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7_20_2_20_2" style:display-name="Default 1 3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7_20_3" style:display-name="Default 1 3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8" style:display-name="Default 1 3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8_20_2" style:display-name="Default 1 3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8_20_2_20_2" style:display-name="Default 1 3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8_20_3" style:display-name="Default 1 3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9" style:display-name="Default 1 3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9_20_2" style:display-name="Default 1 3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39_20_2_20_2" style:display-name="Default 1 3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39_20_3" style:display-name="Default 1 3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4" style:display-name="Default 1 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4_20_2" style:display-name="Default 1 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4_20_2_20_2" style:display-name="Default 1 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4_20_3" style:display-name="Default 1 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40" style:display-name="Default 1 4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40_20_2" style:display-name="Default 1 4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40_20_2_20_2" style:display-name="Default 1 4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40_20_3" style:display-name="Default 1 4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41" style:display-name="Default 1 4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_20_41_20_2" style:display-name="Default 1 41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_20_42" style:display-name="Default 1 4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_20_5" style:display-name="Default 1 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5_20_2" style:display-name="Default 1 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5_20_2_20_2" style:display-name="Default 1 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5_20_3" style:display-name="Default 1 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6" style:display-name="Default 1 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6_20_2" style:display-name="Default 1 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6_20_2_20_2" style:display-name="Default 1 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6_20_3" style:display-name="Default 1 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7" style:display-name="Default 1 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7_20_2" style:display-name="Default 1 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7_20_2_20_2" style:display-name="Default 1 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7_20_3" style:display-name="Default 1 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8" style:display-name="Default 1 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8_20_2" style:display-name="Default 1 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8_20_2_20_2" style:display-name="Default 1 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8_20_3" style:display-name="Default 1 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9" style:display-name="Default 1 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9_20_2" style:display-name="Default 1 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1" fo:font-family="Arial111" style:font-name-asian="Arial111" style:font-family-asian="Arial111" style:font-name-complex="Arial111" style:font-family-complex="Arial111"/>
    </style:style>
    <style:style style:name="Default_20_1_20_9_20_2_20_2" style:display-name="Default 1 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_20_9_20_3" style:display-name="Default 1 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2" fo:font-family="Arial112" style:font-name-asian="Arial112" style:font-family-asian="Arial112" style:font-name-complex="Arial112" style:font-family-complex="Arial112"/>
    </style:style>
    <style:style style:name="Default_20_10" style:display-name="Default 1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0_20_2" style:display-name="Default 10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0_20_2_20_2" style:display-name="Default 10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0_20_3" style:display-name="Default 10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1" style:display-name="Default 1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1_20_2" style:display-name="Default 11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1_20_2_20_2" style:display-name="Default 11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1_20_3" style:display-name="Default 11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2" style:display-name="Default 1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2_20_2" style:display-name="Default 1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2_20_2_20_2" style:display-name="Default 12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2_20_3" style:display-name="Default 12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3" style:display-name="Default 1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3_20_2" style:display-name="Default 13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3_20_2_20_2" style:display-name="Default 13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3_20_3" style:display-name="Default 13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4" style:display-name="Default 1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4_20_2" style:display-name="Default 14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4_20_2_20_2" style:display-name="Default 14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4_20_3" style:display-name="Default 14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5" style:display-name="Default 1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5_20_2" style:display-name="Default 15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5_20_2_20_2" style:display-name="Default 15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5_20_3" style:display-name="Default 15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6" style:display-name="Default 1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6_20_2" style:display-name="Default 1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6_20_2_20_2" style:display-name="Default 16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6_20_3" style:display-name="Default 16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7" style:display-name="Default 1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7_20_2" style:display-name="Default 17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7_20_2_20_2" style:display-name="Default 17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7_20_3" style:display-name="Default 17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8" style:display-name="Default 1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8_20_2" style:display-name="Default 18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8_20_2_20_2" style:display-name="Default 18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8_20_3" style:display-name="Default 18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9" style:display-name="Default 1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9_20_2" style:display-name="Default 19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9_20_2_20_2" style:display-name="Default 19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19_20_3" style:display-name="Default 19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" style:display-name="Default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_20_2" style:display-name="Default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_20_2_20_2" style:display-name="Default 2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_20_3" style:display-name="Default 2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0" style:display-name="Default 2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0_20_2" style:display-name="Default 20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0_20_2_20_2" style:display-name="Default 20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0_20_3" style:display-name="Default 20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1" style:display-name="Default 2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1_20_2" style:display-name="Default 21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1_20_2_20_2" style:display-name="Default 21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1_20_3" style:display-name="Default 21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2" style:display-name="Default 2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2_20_2" style:display-name="Default 2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2_20_2_20_2" style:display-name="Default 22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2_20_3" style:display-name="Default 22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3" style:display-name="Default 2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3_20_2" style:display-name="Default 23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3_20_2_20_2" style:display-name="Default 23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3_20_3" style:display-name="Default 23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4" style:display-name="Default 2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4_20_2" style:display-name="Default 24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4_20_2_20_2" style:display-name="Default 24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4_20_3" style:display-name="Default 24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5" style:display-name="Default 2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5_20_2" style:display-name="Default 25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5_20_2_20_2" style:display-name="Default 25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5_20_3" style:display-name="Default 25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6" style:display-name="Default 2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6_20_2" style:display-name="Default 2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6_20_2_20_2" style:display-name="Default 26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6_20_3" style:display-name="Default 26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7" style:display-name="Default 2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7_20_2" style:display-name="Default 27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7_20_2_20_2" style:display-name="Default 27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7_20_3" style:display-name="Default 27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8" style:display-name="Default 2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8_20_2" style:display-name="Default 28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8_20_2_20_2" style:display-name="Default 28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8_20_3" style:display-name="Default 28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9" style:display-name="Default 2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9_20_2" style:display-name="Default 29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9_20_2_20_2" style:display-name="Default 29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29_20_3" style:display-name="Default 29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" style:display-name="Default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_20_2" style:display-name="Default 3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_20_2_20_2" style:display-name="Default 3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_20_3" style:display-name="Default 3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0" style:display-name="Default 3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0_20_2" style:display-name="Default 30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0_20_2_20_2" style:display-name="Default 30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0_20_3" style:display-name="Default 30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1" style:display-name="Default 3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1_20_2" style:display-name="Default 31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1_20_2_20_2" style:display-name="Default 31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1_20_3" style:display-name="Default 31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32" style:display-name="Default 3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2_20_2" style:display-name="Default 3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2_20_2_20_2" style:display-name="Default 3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2_20_3" style:display-name="Default 3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3" style:display-name="Default 3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3_20_2" style:display-name="Default 3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3_20_2_20_2" style:display-name="Default 3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3_20_3" style:display-name="Default 3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4" style:display-name="Default 3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4_20_2" style:display-name="Default 3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4_20_2_20_2" style:display-name="Default 3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4_20_3" style:display-name="Default 3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5" style:display-name="Default 3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5_20_2" style:display-name="Default 3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5_20_2_20_2" style:display-name="Default 3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5_20_3" style:display-name="Default 3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6" style:display-name="Default 3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6_20_2" style:display-name="Default 3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6_20_2_20_2" style:display-name="Default 3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6_20_3" style:display-name="Default 3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7" style:display-name="Default 3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7_20_2" style:display-name="Default 3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7_20_2_20_2" style:display-name="Default 3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7_20_3" style:display-name="Default 3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8" style:display-name="Default 3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8_20_2" style:display-name="Default 3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8_20_2_20_2" style:display-name="Default 3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8_20_3" style:display-name="Default 3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9" style:display-name="Default 3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39_20_2" style:display-name="Default 3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39_20_2_20_2" style:display-name="Default 3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39_20_3" style:display-name="Default 3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" style:display-name="Default 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4_20_2" style:display-name="Default 4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4_20_2_20_2" style:display-name="Default 4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4_20_3" style:display-name="Default 4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40" style:display-name="Default 4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0_20_2" style:display-name="Default 4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0_20_2_20_2" style:display-name="Default 4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0_20_3" style:display-name="Default 4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1" style:display-name="Default 4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1_20_2" style:display-name="Default 4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1_20_2_20_2" style:display-name="Default 4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1_20_3" style:display-name="Default 4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2" style:display-name="Default 4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2_20_2" style:display-name="Default 4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2_20_2_20_2" style:display-name="Default 4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2_20_3" style:display-name="Default 4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3" style:display-name="Default 4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3_20_2" style:display-name="Default 4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3_20_2_20_2" style:display-name="Default 4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3_20_3" style:display-name="Default 4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4" style:display-name="Default 4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4_20_2" style:display-name="Default 4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4_20_2_20_2" style:display-name="Default 4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4_20_3" style:display-name="Default 4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5" style:display-name="Default 4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5_20_2" style:display-name="Default 4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5_20_2_20_2" style:display-name="Default 4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5_20_3" style:display-name="Default 4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6" style:display-name="Default 4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6_20_2" style:display-name="Default 4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6_20_2_20_2" style:display-name="Default 4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6_20_3" style:display-name="Default 4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7" style:display-name="Default 4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7_20_2" style:display-name="Default 4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7_20_2_20_2" style:display-name="Default 4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7_20_3" style:display-name="Default 4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8" style:display-name="Default 4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8_20_2" style:display-name="Default 4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8_20_2_20_2" style:display-name="Default 4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8_20_3" style:display-name="Default 4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9" style:display-name="Default 4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49_20_2" style:display-name="Default 4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49_20_2_20_2" style:display-name="Default 4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49_20_3" style:display-name="Default 4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" style:display-name="Default 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5_20_2" style:display-name="Default 5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5_20_2_20_2" style:display-name="Default 5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5_20_3" style:display-name="Default 5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50" style:display-name="Default 5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0_20_2" style:display-name="Default 5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0_20_2_20_2" style:display-name="Default 5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0_20_3" style:display-name="Default 5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1" style:display-name="Default 5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1_20_2" style:display-name="Default 5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1_20_2_20_2" style:display-name="Default 5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1_20_3" style:display-name="Default 5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2" style:display-name="Default 5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2_20_2" style:display-name="Default 5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2_20_2_20_2" style:display-name="Default 5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2_20_3" style:display-name="Default 5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3" style:display-name="Default 5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3_20_2" style:display-name="Default 5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3_20_2_20_2" style:display-name="Default 5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3_20_3" style:display-name="Default 5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4" style:display-name="Default 5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4_20_2" style:display-name="Default 5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4_20_2_20_2" style:display-name="Default 5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4_20_3" style:display-name="Default 5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5" style:display-name="Default 5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5_20_2" style:display-name="Default 5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5_20_2_20_2" style:display-name="Default 5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5_20_3" style:display-name="Default 5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6" style:display-name="Default 5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6_20_2" style:display-name="Default 5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6_20_2_20_2" style:display-name="Default 5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6_20_3" style:display-name="Default 5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7" style:display-name="Default 5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7_20_2" style:display-name="Default 5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7_20_2_20_2" style:display-name="Default 5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7_20_3" style:display-name="Default 5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8" style:display-name="Default 5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8_20_2" style:display-name="Default 5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8_20_2_20_2" style:display-name="Default 5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8_20_3" style:display-name="Default 5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9" style:display-name="Default 5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59_20_2" style:display-name="Default 5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59_20_2_20_2" style:display-name="Default 5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59_20_3" style:display-name="Default 5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" style:display-name="Default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6_20_2" style:display-name="Default 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6_20_2_20_2" style:display-name="Default 6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6_20_3" style:display-name="Default 6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60" style:display-name="Default 6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0_20_2" style:display-name="Default 6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0_20_2_20_2" style:display-name="Default 6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0_20_3" style:display-name="Default 6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1" style:display-name="Default 6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1_20_2" style:display-name="Default 6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1_20_2_20_2" style:display-name="Default 6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1_20_3" style:display-name="Default 6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2" style:display-name="Default 6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2_20_2" style:display-name="Default 6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2_20_2_20_2" style:display-name="Default 6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2_20_3" style:display-name="Default 6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3" style:display-name="Default 6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3_20_2" style:display-name="Default 6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3_20_2_20_2" style:display-name="Default 6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3_20_3" style:display-name="Default 6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4" style:display-name="Default 6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4_20_2" style:display-name="Default 64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4_20_2_20_2" style:display-name="Default 64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4_20_3" style:display-name="Default 64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5" style:display-name="Default 6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5_20_2" style:display-name="Default 65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5_20_2_20_2" style:display-name="Default 65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5_20_3" style:display-name="Default 65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6" style:display-name="Default 6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6_20_2" style:display-name="Default 66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6_20_2_20_2" style:display-name="Default 66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6_20_3" style:display-name="Default 66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7" style:display-name="Default 6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7_20_2" style:display-name="Default 67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7_20_2_20_2" style:display-name="Default 67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7_20_3" style:display-name="Default 67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8" style:display-name="Default 6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8_20_2" style:display-name="Default 68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8_20_2_20_2" style:display-name="Default 68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8_20_3" style:display-name="Default 68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9" style:display-name="Default 6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69_20_2" style:display-name="Default 69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69_20_2_20_2" style:display-name="Default 69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69_20_3" style:display-name="Default 69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7" style:display-name="Default 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7_20_2" style:display-name="Default 7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7_20_2_20_2" style:display-name="Default 7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7_20_3" style:display-name="Default 7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70" style:display-name="Default 7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70_20_2" style:display-name="Default 70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70_20_2_20_2" style:display-name="Default 70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70_20_3" style:display-name="Default 70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71" style:display-name="Default 7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Default_20_71_20_2" style:display-name="Default 7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71_20_2_20_2" style:display-name="Default 71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71_20_3" style:display-name="Default 7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Default_20_8" style:display-name="Default 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8_20_2" style:display-name="Default 8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8_20_2_20_2" style:display-name="Default 8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8_20_3" style:display-name="Default 8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9" style:display-name="Default 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9_20_2" style:display-name="Default 9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9_20_2_20_2" style:display-name="Default 9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efault_20_9_20_3" style:display-name="Default 9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1" fo:font-family="'Times New Roman11'" style:font-family-generic="roman" fo:font-size="12pt" style:font-name-asian="Times New Roman111" style:font-family-asian="'Times New Roman11'" style:font-size-asian="12pt" style:font-name-complex="Times New Roman111" style:font-family-complex="'Times New Roman11'" style:font-size-complex="12pt"/>
    </style:style>
    <style:style style:name="Dobre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Dobre_20_1" style:display-name="Dobre 1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Dobre_20_1_20_2" style:display-name="Dobre 1 2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/>
    </style:style>
    <style:style style:name="Dobre_20_2" style:display-name="Dobre 2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/>
    </style:style>
    <style:style style:name="Error_20_1" style:display-name="Error 1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</style:style>
    <style:style style:name="Excel_20_Built-in_20_Normal_20_2" style:display-name="Excel Built-in Normal 2" style:family="table-cell" style:parent-style-name="Default" style:data-style-name="N0">
      <style:table-cell-properties fo:background-color="transparent" style:vertical-align="automatic"/>
    </style:style>
    <style:style style:name="Footnote_20_1" style:display-name="Footnote 1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family="Arial11" fo:font-size="16pt" fo:font-style="italic" fo:font-weight="bold" style:font-name-asian="Arial11" style:font-family-asian="Arial11" style:font-size-asian="16pt" style:font-style-asian="italic" style:font-weight-asian="bold" style:font-name-complex="Arial11" style:font-family-complex="Arial11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2" fo:font-family="Arial12" fo:font-size="16pt" fo:font-style="italic" fo:font-weight="bold" style:font-name-asian="Arial12" style:font-family-asian="Arial12" style:font-size-asian="16pt" style:font-style-asian="italic" style:font-weight-asian="bold" style:font-name-complex="Arial12" style:font-family-complex="Arial12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1" fo:font-family="Arial11" fo:font-size="16pt" fo:font-style="italic" fo:font-weight="bold" style:font-name-asian="Arial11" style:font-family-asian="Arial11" style:font-size-asian="16pt" style:font-style-asian="italic" style:font-weight-asian="bold" style:font-name-complex="Arial11" style:font-family-complex="Arial11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2" fo:font-family="Arial12" fo:font-size="16pt" fo:font-style="italic" fo:font-weight="bold" style:font-name-asian="Arial12" style:font-family-asian="Arial12" style:font-size-asian="16pt" style:font-style-asian="italic" style:font-weight-asian="bold" style:font-name-complex="Arial12" style:font-family-complex="Arial12" style:font-size-complex="16pt" style:font-style-complex="italic" style:font-weight-complex="bold"/>
    </style:style>
    <style:style style:name="Komórka_20_połączona" style:display-name="Komórka połączona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Komórka_20_połączona_20_1" style:display-name="Komórka połączona 1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Komórka_20_połączona_20_1_20_2" style:display-name="Komórka połączona 1 2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/>
    </style:style>
    <style:style style:name="Komórka_20_połączona_20_2" style:display-name="Komórka połączona 2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/>
    </style:style>
    <style:style style:name="Komórka_20_zaznaczona" style:display-name="Komórka zaznaczona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Komórka_20_zaznaczona_20_1" style:display-name="Komórka zaznaczona 1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Komórka_20_zaznaczona_20_1_20_2" style:display-name="Komórka zaznaczona 1 2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fo:font-weight="bold" style:font-weight-asian="bold" style:font-weight-complex="bold"/>
    </style:style>
    <style:style style:name="Komórka_20_zaznaczona_20_2" style:display-name="Komórka zaznaczona 2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fo:font-weight="bold" style:font-weight-asian="bold" style:font-weight-complex="bold"/>
    </style:style>
    <style:style style:name="Lien_20_hypertexte" style:display-name="Lien hypertexte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1" fo:font-family="Arial111" style:text-underline-style="solid" style:text-underline-width="auto" style:text-underline-color="font-color" style:font-name-asian="Arial111" style:font-family-asian="Arial111" style:font-name-complex="Arial111" style:font-family-complex="Arial111"/>
    </style:style>
    <style:style style:name="Lien_20_hypertexte_20_1" style:display-name="Lien hypertexte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1_20_2" style:display-name="Lien hypertexte 1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1_20_2_20_2" style:display-name="Lien hypertexte 1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1_20_3" style:display-name="Lien hypertexte 1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2" style:display-name="Lien hypertexte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2_20_2" style:display-name="Lien hypertexte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2_20_2_20_2" style:display-name="Lien hypertexte 2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2_20_3" style:display-name="Lien hypertexte 2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3" style:display-name="Lien hypertexte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3_20_2" style:display-name="Lien hypertexte 3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3_20_2_20_2" style:display-name="Lien hypertexte 3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3_20_3" style:display-name="Lien hypertexte 3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4" style:display-name="Lien hypertexte 4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4_20_2" style:display-name="Lien hypertexte 4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4_20_2_20_2" style:display-name="Lien hypertexte 4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4_20_3" style:display-name="Lien hypertexte 4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5" style:display-name="Lien hypertexte 5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5_20_2" style:display-name="Lien hypertexte 5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5_20_2_20_2" style:display-name="Lien hypertexte 5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5_20_3" style:display-name="Lien hypertexte 5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6" style:display-name="Lien hypertexte 6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6_20_2" style:display-name="Lien hypertexte 6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6_20_2_20_2" style:display-name="Lien hypertexte 6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6_20_3" style:display-name="Lien hypertexte 6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7" style:display-name="Lien hypertexte 7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" fo:font-family="Arial1" style:text-underline-style="solid" style:text-underline-width="auto" style:text-underline-color="font-color" style:font-name-asian="Arial1" style:font-family-asian="Arial1" style:font-name-complex="Arial1" style:font-family-complex="Arial1"/>
    </style:style>
    <style:style style:name="Lien_20_hypertexte_20_7_20_2" style:display-name="Lien hypertexte 7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" fo:font-family="Arial11" style:text-underline-style="solid" style:text-underline-width="auto" style:text-underline-color="font-color" style:font-name-asian="Arial11" style:font-family-asian="Arial11" style:font-name-complex="Arial11" style:font-family-complex="Arial11"/>
    </style:style>
    <style:style style:name="Lien_20_hypertexte_20_7_20_2_20_2" style:display-name="Lien hypertexte 7 2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7_20_3" style:display-name="Lien hypertexte 7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2" fo:font-family="Arial12" style:text-underline-style="solid" style:text-underline-width="auto" style:text-underline-color="font-color" style:font-name-asian="Arial12" style:font-family-asian="Arial12" style:font-name-complex="Arial12" style:font-family-complex="Arial12"/>
    </style:style>
    <style:style style:name="Lien_20_hypertexte_20_8" style:display-name="Lien hypertexte 8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11" fo:font-family="Arial1111" style:text-underline-style="solid" style:text-underline-width="auto" style:text-underline-color="font-color" style:font-name-asian="Arial1111" style:font-family-asian="Arial1111" style:font-name-complex="Arial1111" style:font-family-complex="Arial1111"/>
    </style:style>
    <style:style style:name="Lien_20_hypertexte_20_8_20_2" style:display-name="Lien hypertexte 8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12" fo:font-family="Arial1112" style:text-underline-style="solid" style:text-underline-width="auto" style:text-underline-color="font-color" style:font-name-asian="Arial1112" style:font-family-asian="Arial1112" style:font-name-complex="Arial1112" style:font-family-complex="Arial1112"/>
    </style:style>
    <style:style style:name="Nagłówek_20_1" style:display-name="Nagłówek 1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Nagłówek_20_1_20_1" style:display-name="Nagłówek 1 1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Nagłówek_20_1_20_1_20_2" style:display-name="Nagłówek 1 1 2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fo:font-size="15pt" fo:font-weight="bold" style:font-size-asian="15pt" style:font-weight-asian="bold" style:font-size-complex="15pt" style:font-weight-complex="bold"/>
    </style:style>
    <style:style style:name="Nagłówek_20_1_20_2" style:display-name="Nagłówek 1 2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fo:font-size="15pt" fo:font-weight="bold" style:font-size-asian="15pt" style:font-weight-asian="bold" style:font-size-complex="15pt" style:font-weight-complex="bold"/>
    </style:style>
    <style:style style:name="Nagłówek_20_2" style:display-name="Nagłówek 2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Nagłówek_20_2_20_1" style:display-name="Nagłówek 2 1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Nagłówek_20_2_20_1_20_2" style:display-name="Nagłówek 2 1 2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fo:font-size="13pt" fo:font-weight="bold" style:font-size-asian="13pt" style:font-weight-asian="bold" style:font-size-complex="13pt" style:font-weight-complex="bold"/>
    </style:style>
    <style:style style:name="Nagłówek_20_2_20_2" style:display-name="Nagłówek 2 2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fo:font-size="13pt" fo:font-weight="bold" style:font-size-asian="13pt" style:font-weight-asian="bold" style:font-size-complex="13pt" style:font-weight-complex="bold"/>
    </style:style>
    <style:style style:name="Nagłówek_20_3" style:display-name="Nagłówek 3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Nagłówek_20_3_20_1" style:display-name="Nagłówek 3 1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Nagłówek_20_3_20_1_20_2" style:display-name="Nagłówek 3 1 2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fo:font-weight="bold" style:font-weight-asian="bold" style:font-weight-complex="bold"/>
    </style:style>
    <style:style style:name="Nagłówek_20_3_20_2" style:display-name="Nagłówek 3 2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fo:font-weight="bold" style:font-weight-asian="bold" style:font-weight-complex="bold"/>
    </style:style>
    <style:style style:name="Nagłówek_20_4" style:display-name="Nagłówek 4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Nagłówek_20_4_20_1" style:display-name="Nagłówek 4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Nagłówek_20_4_20_1_20_2" style:display-name="Nagłówek 4 1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fo:font-weight="bold" style:font-weight-asian="bold" style:font-weight-complex="bold"/>
    </style:style>
    <style:style style:name="Nagłówek_20_4_20_2" style:display-name="Nagłówek 4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fo:font-weight="bold" style:font-weight-asian="bold" style:font-weight-complex="bold"/>
    </style:style>
    <style:style style:name="Neutralne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80600" style:font-name="Calibri" fo:font-family="Calibri" style:font-name-asian="Calibri" style:font-family-asian="Calibri" style:font-name-complex="Calibri" style:font-family-complex="Calibri"/>
    </style:style>
    <style:style style:name="Neutralne_20_1" style:display-name="Neutralne 1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80600" style:font-name="Calibri" fo:font-family="Calibri" style:font-name-asian="Calibri" style:font-family-asian="Calibri" style:font-name-complex="Calibri" style:font-family-complex="Calibri"/>
    </style:style>
    <style:style style:name="Neutralne_20_1_20_2" style:display-name="Neutralne 1 2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00000"/>
    </style:style>
    <style:style style:name="Neutralne_20_2" style:display-name="Neutralne 2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00000"/>
    </style:style>
    <style:style style:name="Normal_20_17" style:display-name="Normal 17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Normal_20_17_20_2" style:display-name="Normal 17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Normal_20_2" style:display-name="Normal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Normal_20_2_20_2" style:display-name="Normal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11" fo:font-family="Calibri11" style:font-name-asian="Calibri11" style:font-family-asian="Calibri11" style:font-name-complex="Calibri11" style:font-family-complex="Calibri11"/>
    </style:style>
    <style:style style:name="Normal_20_2_20_2_20_2" style:display-name="Normal 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11" fo:font-family="Calibri11" style:font-name-asian="Calibri11" style:font-family-asian="Calibri11" style:font-name-complex="Calibri11" style:font-family-complex="Calibri11"/>
    </style:style>
    <style:style style:name="Normal_20_2_20_2_20_2_20_2" style:display-name="Normal 2 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12" fo:font-family="Calibri12" style:font-name-asian="Calibri12" style:font-family-asian="Calibri12" style:font-name-complex="Calibri12" style:font-family-complex="Calibri12"/>
    </style:style>
    <style:style style:name="Normal_20_2_20_2_20_3" style:display-name="Normal 2 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12" fo:font-family="Calibri12" style:font-name-asian="Calibri12" style:font-family-asian="Calibri12" style:font-name-complex="Calibri12" style:font-family-complex="Calibri12"/>
    </style:style>
    <style:style style:name="Normal_20_2_20_3" style:display-name="Normal 2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Normal_20_2_20_3_20_2" style:display-name="Normal 2 3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2" fo:font-family="Arial12" fo:font-size="10pt" style:font-name-asian="Arial12" style:font-family-asian="Arial12" style:font-size-asian="10pt" style:font-name-complex="Arial12" style:font-family-complex="Arial12" style:font-size-complex="10pt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  <style:text-properties style:font-name="Arial12" fo:font-family="Arial12" style:font-name-asian="Arial12" style:font-family-asian="Arial12" style:font-name-complex="Arial12" style:font-family-complex="Arial12"/>
    </style:style>
    <style:style style:name="Normal_20_3" style:display-name="Normal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Normal_20_3_20_2" style:display-name="Normal 3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Normal_20_3_20_2_20_2" style:display-name="Normal 3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2" fo:font-family="Arial12" fo:font-size="10pt" style:font-name-asian="Arial12" style:font-family-asian="Arial12" style:font-size-asian="10pt" style:font-name-complex="Arial12" style:font-family-complex="Arial12" style:font-size-complex="10pt"/>
    </style:style>
    <style:style style:name="Normal_20_3_20_3" style:display-name="Normal 3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2" fo:font-family="Arial12" fo:font-size="10pt" style:font-name-asian="Arial12" style:font-family-asian="Arial12" style:font-size-asian="10pt" style:font-name-complex="Arial12" style:font-family-complex="Arial12" style:font-size-complex="10pt"/>
    </style:style>
    <style:style style:name="Normal_20_4" style:display-name="Normal 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Normal_20_4_20_2" style:display-name="Normal 4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Normal_20_4_20_2_20_2" style:display-name="Normal 4 2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2" fo:font-family="Arial12" fo:font-size="10pt" style:font-name-asian="Arial12" style:font-family-asian="Arial12" style:font-size-asian="10pt" style:font-name-complex="Arial12" style:font-family-complex="Arial12" style:font-size-complex="10pt"/>
    </style:style>
    <style:style style:name="Normal_20_4_20_3" style:display-name="Normal 4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Arial12" fo:font-family="Arial12" fo:font-size="10pt" style:font-name-asian="Arial12" style:font-family-asian="Arial12" style:font-size-asian="10pt" style:font-name-complex="Arial12" style:font-family-complex="Arial12" style:font-size-complex="10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Arial11" fo:font-family="Arial11" style:font-name-asian="Arial11" style:font-family-asian="Arial11" style:font-name-complex="Arial11" style:font-family-complex="Arial11"/>
    </style:style>
    <style:style style:name="Normal_20_5_20_2" style:display-name="Normal 5 2" style:family="table-cell" style:parent-style-name="Default" style:data-style-name="N0">
      <style:table-cell-properties fo:background-color="transparent" style:vertical-align="automatic"/>
      <style:text-properties style:font-name="Arial111" fo:font-family="Arial111" style:font-name-asian="Arial111" style:font-family-asian="Arial111" style:font-name-complex="Arial111" style:font-family-complex="Arial111"/>
    </style:style>
    <style:style style:name="Normal_20_5_20_2_20_2" style:display-name="Normal 5 2 2" style:family="table-cell" style:parent-style-name="Default" style:data-style-name="N0">
      <style:table-cell-properties fo:background-color="transparent" style:vertical-align="automatic"/>
      <style:text-properties style:font-name="Arial112" fo:font-family="Arial112" style:font-name-asian="Arial112" style:font-family-asian="Arial112" style:font-name-complex="Arial112" style:font-family-complex="Arial112"/>
    </style:style>
    <style:style style:name="Normal_20_5_20_3" style:display-name="Normal 5 3" style:family="table-cell" style:parent-style-name="Default" style:data-style-name="N0">
      <style:table-cell-properties fo:background-color="transparent" style:vertical-align="automatic"/>
      <style:text-properties style:font-name="Arial112" fo:font-family="Arial112" style:font-name-asian="Arial112" style:font-family-asian="Arial112" style:font-name-complex="Arial112" style:font-family-complex="Arial112"/>
    </style:style>
    <style:style style:name="Normal_20_6" style:display-name="Normal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6_20_2" style:display-name="Normal 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6_20_2_20_2" style:display-name="Normal 6 2 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6_20_3" style:display-name="Normal 6 3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6_20_6" style:display-name="Normal 6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宋体" fo:font-family="宋体" style:font-name-asian="宋体" style:font-family-asian="宋体" style:font-name-complex="宋体" style:font-family-complex="宋体"/>
    </style:style>
    <style:style style:name="Normal_20_6_20_6_20_2" style:display-name="Normal 6 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宋体" fo:font-family="宋体" style:font-name-asian="宋体" style:font-family-asian="宋体" style:font-name-complex="宋体" style:font-family-complex="宋体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Note_20_2_20_2" style:display-name="Note 2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Note_20_2_20_2_20_2" style:display-name="Note 2 2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Note_20_2_20_3" style:display-name="Note 2 3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Obliczenia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Obliczenia_20_1" style:display-name="Obliczenia 1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Obliczenia_20_1_20_2" style:display-name="Obliczenia 1 2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fo:font-weight="bold" style:font-weight-asian="bold" style:font-weight-complex="bold"/>
    </style:style>
    <style:style style:name="Obliczenia_20_2" style:display-name="Obliczenia 2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fo:font-weight="bold" style:font-weight-asian="bold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tyle="italic" style:text-underline-style="solid" style:text-underline-width="auto" style:text-underline-color="font-color" fo:font-weight="bold" style:font-name-asian="Arial11" style:font-family-asian="Arial11" style:font-style-asian="italic" style:font-weight-asian="bold" style:font-name-complex="Arial11" style:font-family-complex="Arial11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style:font-name="Arial12" fo:font-family="Arial12" fo:font-style="italic" style:text-underline-style="solid" style:text-underline-width="auto" style:text-underline-color="font-color" fo:font-weight="bold" style:font-name-asian="Arial12" style:font-family-asian="Arial12" style:font-style-asian="italic" style:font-weight-asian="bold" style:font-name-complex="Arial12" style:font-family-complex="Arial12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style:font-name="Arial11" fo:font-family="Arial11" fo:font-style="italic" style:text-underline-style="solid" style:text-underline-width="auto" style:text-underline-color="font-color" fo:font-weight="bold" style:font-name-asian="Arial11" style:font-family-asian="Arial11" style:font-style-asian="italic" style:font-weight-asian="bold" style:font-name-complex="Arial11" style:font-family-complex="Arial11" style:font-style-complex="italic" style:font-weight-complex="bold"/>
    </style:style>
    <style:style style:name="Result2_20_2_20_2" style:display-name="Result2 2 2" style:family="table-cell" style:parent-style-name="Default" style:data-style-name="N10104">
      <style:table-cell-properties fo:background-color="transparent" style:vertical-align="automatic"/>
      <style:text-properties style:font-name="Arial12" fo:font-family="Arial12" fo:font-style="italic" style:text-underline-style="solid" style:text-underline-width="auto" style:text-underline-color="font-color" fo:font-weight="bold" style:font-name-asian="Arial12" style:font-family-asian="Arial12" style:font-style-asian="italic" style:font-weight-asian="bold" style:font-name-complex="Arial12" style:font-family-complex="Arial12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fo:background-color="transparent" style:vertical-align="automatic"/>
    </style:style>
    <style:style style:name="Suma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Suma_20_1" style:display-name="Suma 1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Suma_20_1_20_2" style:display-name="Suma 1 2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fo:font-weight="bold" style:font-weight-asian="bold" style:font-weight-complex="bold"/>
    </style:style>
    <style:style style:name="Suma_20_2" style:display-name="Suma 2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fo:font-weight="bold" style:font-weight-asian="bold" style:font-weight-complex="bold"/>
    </style:style>
    <style:style style:name="Tekst_20_objaśnienia" style:display-name="Tekst objaśnienia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Tekst_20_objaśnienia_20_1" style:display-name="Tekst objaśnienia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Tekst_20_objaśnienia_20_1_20_2" style:display-name="Tekst objaśnienia 1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fo:font-style="italic" style:font-style-asian="italic" style:font-style-complex="italic"/>
    </style:style>
    <style:style style:name="Tekst_20_objaśnienia_20_2" style:display-name="Tekst objaśnienia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fo:font-style="italic" style:font-style-asian="italic" style:font-style-complex="italic"/>
    </style:style>
    <style:style style:name="Tekst_20_ostrzeżenia" style:display-name="Tekst ostrzeżenia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 style:font-name="Calibri" fo:font-family="Calibri" style:font-name-asian="Calibri" style:font-family-asian="Calibri" style:font-name-complex="Calibri" style:font-family-complex="Calibri"/>
    </style:style>
    <style:style style:name="Tekst_20_ostrzeżenia_20_1" style:display-name="Tekst ostrzeżenia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 style:font-name="Calibri" fo:font-family="Calibri" style:font-name-asian="Calibri" style:font-family-asian="Calibri" style:font-name-complex="Calibri" style:font-family-complex="Calibri"/>
    </style:style>
    <style:style style:name="Tekst_20_ostrzeżenia_20_1_20_2" style:display-name="Tekst ostrzeżenia 1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/>
    </style:style>
    <style:style style:name="Tekst_20_ostrzeżenia_20_2" style:display-name="Tekst ostrzeżenia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/>
    </style:style>
    <style:style style:name="Text_20_1" style:display-name="Text 1" style:family="table-cell" style:parent-style-name="Default" style:data-style-name="N0">
      <style:table-cell-properties fo:background-color="transparent" style:vertical-align="automatic"/>
    </style:style>
    <style:style style:name="Tytuł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" fo:font-family="Cambria" style:font-family-generic="roman" fo:font-size="18pt" fo:font-weight="bold" style:font-name-asian="Cambria2" style:font-family-asian="Cambria" style:font-size-asian="18pt" style:font-weight-asian="bold" style:font-name-complex="Cambria2" style:font-family-complex="Cambria" style:font-size-complex="18pt" style:font-weight-complex="bold"/>
    </style:style>
    <style:style style:name="Tytuł_20_1" style:display-name="Tytuł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" fo:font-family="Cambria" style:font-family-generic="roman" fo:font-size="18pt" fo:font-weight="bold" style:font-name-asian="Cambria2" style:font-family-asian="Cambria" style:font-size-asian="18pt" style:font-weight-asian="bold" style:font-name-complex="Cambria2" style:font-family-complex="Cambria" style:font-size-complex="18pt" style:font-weight-complex="bold"/>
    </style:style>
    <style:style style:name="Tytuł_20_1_20_2" style:display-name="Tytuł 1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1" fo:font-family="Cambria1" style:font-family-generic="roman" fo:font-size="18pt" fo:font-weight="bold" style:font-name-asian="Cambria11" style:font-family-asian="Cambria1" style:font-size-asian="18pt" style:font-weight-asian="bold" style:font-name-complex="Cambria11" style:font-family-complex="Cambria1" style:font-size-complex="18pt" style:font-weight-complex="bold"/>
    </style:style>
    <style:style style:name="Tytuł_20_2" style:display-name="Tytuł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1" fo:font-family="Cambria1" style:font-family-generic="roman" fo:font-size="18pt" fo:font-weight="bold" style:font-name-asian="Cambria11" style:font-family-asian="Cambria1" style:font-size-asian="18pt" style:font-weight-asian="bold" style:font-name-complex="Cambria11" style:font-family-complex="Cambria1" style:font-size-complex="18pt" style:font-weight-complex="bold"/>
    </style:style>
    <style:style style:name="Uwaga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Uwaga_20_1" style:display-name="Uwaga 1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Uwaga_20_1_20_2" style:display-name="Uwaga 1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Uwaga_20_1_20_2_20_2" style:display-name="Uwaga 1 2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Uwaga_20_1_20_3" style:display-name="Uwaga 1 3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Uwaga_20_2" style:display-name="Uwaga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Uwaga_20_2_20_2" style:display-name="Uwaga 2 2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Uwaga_20_3" style:display-name="Uwaga 3" style:family="table-cell" style:parent-style-name="Default" style:data-style-name="N0">
      <style:table-cell-properties fo:background-color="#ffffcc" style:cell-protect="none" style:print-content="true" fo:border="0.06pt solid #c0c0c0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Warning_20_1" style:display-name="Warning 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Złe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Złe_20_1" style:display-name="Złe 1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Złe_20_1_20_2" style:display-name="Złe 1 2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/>
    </style:style>
    <style:style style:name="Złe_20_2" style:display-name="Złe 2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/>
    </style:style>
    <style:style style:name="표준_20_2" style:display-name="표준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" fo:font-family="Arial1" style:font-name-asian="Arial1" style:font-family-asian="Arial1" style:font-name-complex="Arial1" style:font-family-complex="Arial1"/>
    </style:style>
    <style:style style:name="표준_20_2_20_2" style:display-name="표준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표준_20_2_20_2_20_2" style:display-name="표준 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표준_20_2_20_2_20_2_20_2" style:display-name="표준 2 2 2 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표준_20_2_20_2_20_3" style:display-name="표준 2 2 3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표준_20_2_20_3" style:display-name="표준 2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표준_20_2_20_3_20_2" style:display-name="표준 2 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표준_20_2_20_4" style:display-name="표준 2 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2" fo:font-family="Arial12" style:font-name-asian="Arial12" style:font-family-asian="Arial12" style:font-name-complex="Arial12" style:font-family-complex="Arial12"/>
    </style:style>
    <style:style style:name="표준_20_3" style:display-name="표준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3" fo:font-family="Arial3" style:font-name-asian="Arial3" style:font-family-asian="Arial3" style:font-name-complex="Arial3" style:font-family-complex="Arial3"/>
    </style:style>
    <style:style style:name="표준_20_3_20_2" style:display-name="표준 3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3" fo:font-family="Arial3" style:font-name-asian="Arial3" style:font-family-asian="Arial3" style:font-name-complex="Arial3" style:font-family-complex="Arial3"/>
    </style:style>
    <style:style style:name="표준_20_3_20_2_20_2" style:display-name="표준 3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31" fo:font-family="Arial31" style:font-name-asian="Arial31" style:font-family-asian="Arial31" style:font-name-complex="Arial31" style:font-family-complex="Arial31"/>
    </style:style>
    <style:style style:name="표준_20_3_20_3" style:display-name="표준 3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31" fo:font-family="Arial31" style:font-name-asian="Arial31" style:font-family-asian="Arial31" style:font-name-complex="Arial31" style:font-family-complex="Arial31"/>
    </style:style>
    <style:style style:name="표준_20_4" style:display-name="표준 4" style:family="table-cell" style:parent-style-name="Default" style:data-style-name="N0">
      <style:table-cell-properties fo:background-color="transparent" style:vertical-align="automatic"/>
      <style:text-properties style:font-name="Arial1" fo:font-family="Arial1" style:font-name-asian="Arial1" style:font-family-asian="Arial1" style:font-name-complex="Arial1" style:font-family-complex="Arial1"/>
    </style:style>
    <style:style style:name="표준_20_4_20_2" style:display-name="표준 4 2" style:family="table-cell" style:parent-style-name="Default" style:data-style-name="N0">
      <style:table-cell-properties fo:background-color="transparent" style:vertical-align="automatic"/>
      <style:text-properties style:font-name="Arial4" fo:font-family="Arial4" style:font-name-asian="Arial4" style:font-family-asian="Arial4" style:font-name-complex="Arial4" style:font-family-complex="Arial4"/>
    </style:style>
    <style:style style:name="표준_20_4_20_2_20_2" style:display-name="표준 4 2 2" style:family="table-cell" style:parent-style-name="Default" style:data-style-name="N0">
      <style:table-cell-properties fo:background-color="transparent" style:vertical-align="automatic"/>
      <style:text-properties style:font-name="Arial41" fo:font-family="Arial41" style:font-name-asian="Arial41" style:font-family-asian="Arial41" style:font-name-complex="Arial41" style:font-family-complex="Arial41"/>
    </style:style>
    <style:style style:name="표준_20_4_20_3" style:display-name="표준 4 3" style:family="table-cell" style:parent-style-name="Default" style:data-style-name="N0">
      <style:table-cell-properties fo:background-color="transparent" style:vertical-align="automatic"/>
      <style:text-properties style:font-name="Arial41" fo:font-family="Arial41" style:font-name-asian="Arial41" style:font-family-asian="Arial41" style:font-name-complex="Arial41" style:font-family-complex="Arial41"/>
    </style:style>
    <style:style style:name="常规_5f_MAIN" style:display-name="常规_MAIN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標準_5f_Sheet1" style:display-name="標準_Sheet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" fo:font-family="'Times New Roman'" style:font-family-generic="roman" fo:font-size="12pt" style:font-name-asian="Times New Roman2" style:font-family-asian="'Times New Roman'" style:font-size-asian="12pt" style:font-name-complex="Times New Roman2" style:font-family-complex="'Times New Roman'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loext:opacity="100%" style:font-name="Arial13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01:49:55.8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Alicja Buffa</meta:initial-creator>
    <meta:creation-date>2015-06-08T16:38:40Z</meta:creation-date>
    <dc:date>2022-08-24T01:50:33.799000000</dc:date>
    <meta:editing-cycles>90</meta:editing-cycles>
    <meta:editing-duration>PT9H6M52S</meta:editing-duration>
    <meta:document-statistic meta:table-count="1" meta:cell-count="70" meta:object-count="0"/>
  </office:meta>
</office:document-meta>
</file>